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0.5528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paragraph-properties fo:text-align="center" style:justify-single-word="false"/>
      <style:text-properties officeooo:rsid="001baefe" officeooo:paragraph-rsid="00294ea8"/>
    </style:style>
    <style:style style:name="P6" style:family="paragraph" style:parent-style-name="Text_20_body">
      <style:paragraph-properties fo:text-align="center" style:justify-single-word="false"/>
      <style:text-properties officeooo:rsid="001baefe" officeooo:paragraph-rsid="002a4b95"/>
    </style:style>
    <style:style style:name="P7" style:family="paragraph" style:parent-style-name="Text_20_body">
      <style:paragraph-properties fo:text-align="center" style:justify-single-word="false"/>
      <style:text-properties officeooo:rsid="001baefe" officeooo:paragraph-rsid="002cb670"/>
    </style:style>
    <style:style style:name="P8" style:family="paragraph" style:parent-style-name="Text_20_body">
      <style:text-properties fo:font-weight="normal" officeooo:rsid="001992fa" officeooo:paragraph-rsid="001cebc5" style:font-weight-asian="normal" style:font-weight-complex="normal"/>
    </style:style>
    <style:style style:name="P9" style:family="paragraph" style:parent-style-name="Text_20_body">
      <style:text-properties fo:font-weight="normal" officeooo:rsid="0019fbcd" officeooo:paragraph-rsid="0019fbcd" style:font-weight-asian="normal" style:font-weight-complex="normal"/>
    </style:style>
    <style:style style:name="P10" style:family="paragraph" style:parent-style-name="Text_20_body">
      <style:text-properties officeooo:rsid="001eec9b" officeooo:paragraph-rsid="001eec9b"/>
    </style:style>
    <style:style style:name="P11" style:family="paragraph" style:parent-style-name="Text_20_body">
      <style:text-properties officeooo:rsid="0021d51a" officeooo:paragraph-rsid="0021d51a"/>
    </style:style>
    <style:style style:name="P12" style:family="paragraph" style:parent-style-name="Text_20_body">
      <style:text-properties officeooo:rsid="00253e5e" officeooo:paragraph-rsid="00253e5e"/>
    </style:style>
    <style:style style:name="P13" style:family="paragraph" style:parent-style-name="Text_20_body">
      <style:text-properties officeooo:rsid="00257142" officeooo:paragraph-rsid="00257142"/>
    </style:style>
    <style:style style:name="P14" style:family="paragraph" style:parent-style-name="Text_20_body">
      <style:text-properties officeooo:paragraph-rsid="00269cd1"/>
    </style:style>
    <style:style style:name="P15" style:family="paragraph" style:parent-style-name="Text_20_body">
      <style:text-properties officeooo:rsid="0026df3b" officeooo:paragraph-rsid="00378393"/>
    </style:style>
    <style:style style:name="P16" style:family="paragraph" style:parent-style-name="Text_20_body">
      <style:text-properties fo:font-style="normal" officeooo:rsid="00257142" officeooo:paragraph-rsid="00257142" style:font-style-asian="normal" style:font-style-complex="normal"/>
    </style:style>
    <style:style style:name="P17" style:family="paragraph" style:parent-style-name="Text_20_body">
      <style:text-properties fo:font-style="normal" officeooo:rsid="0043d7a4" officeooo:paragraph-rsid="0043d7a4" style:font-style-asian="normal" style:font-style-complex="normal"/>
    </style:style>
    <style:style style:name="P18" style:family="paragraph" style:parent-style-name="Text_20_body">
      <style:text-properties fo:color="#808080" fo:font-style="italic" officeooo:rsid="0021d51a" officeooo:paragraph-rsid="0021d51a"/>
    </style:style>
    <style:style style:name="P19" style:family="paragraph" style:parent-style-name="Text_20_body">
      <style:text-properties officeooo:rsid="00378393" officeooo:paragraph-rsid="00378393"/>
    </style:style>
    <style:style style:name="P20" style:family="paragraph" style:parent-style-name="Text_20_body">
      <style:text-properties officeooo:rsid="003c2424" officeooo:paragraph-rsid="003c2424"/>
    </style:style>
    <style:style style:name="P21" style:family="paragraph" style:parent-style-name="Text_20_body">
      <style:text-properties officeooo:rsid="003cb0f0" officeooo:paragraph-rsid="003cb0f0"/>
    </style:style>
    <style:style style:name="P22" style:family="paragraph" style:parent-style-name="Text_20_body">
      <style:text-properties fo:font-weight="bold" officeooo:rsid="003e567e" officeooo:paragraph-rsid="003e567e" style:font-weight-asian="bold" style:font-weight-complex="bold"/>
    </style:style>
    <style:style style:name="P23" style:family="paragraph" style:parent-style-name="Text_20_body">
      <style:text-properties officeooo:rsid="0022175a" officeooo:paragraph-rsid="0022175a"/>
    </style:style>
    <style:style style:name="P24" style:family="paragraph" style:parent-style-name="Text_20_body">
      <style:text-properties officeooo:rsid="0055a16d" officeooo:paragraph-rsid="0055a16d"/>
    </style:style>
    <style:style style:name="P25" style:family="paragraph" style:parent-style-name="Text_20_body">
      <style:text-properties officeooo:rsid="006e2e4a" officeooo:paragraph-rsid="006e2e4a"/>
    </style:style>
    <style:style style:name="P26" style:family="paragraph" style:parent-style-name="Text_20_body">
      <style:text-properties officeooo:rsid="015136fd" officeooo:paragraph-rsid="015136fd"/>
    </style:style>
    <style:style style:name="P27" style:family="paragraph" style:parent-style-name="Text_20_body">
      <style:text-properties officeooo:paragraph-rsid="0153353e"/>
    </style:style>
    <style:style style:name="P28" style:family="paragraph" style:parent-style-name="Text_20_body">
      <style:text-properties officeooo:rsid="0163f40b" officeooo:paragraph-rsid="0163f40b"/>
    </style:style>
    <style:style style:name="P29" style:family="paragraph" style:parent-style-name="Text_20_body">
      <style:text-properties officeooo:rsid="0166513c" officeooo:paragraph-rsid="0166513c"/>
    </style:style>
    <style:style style:name="P30" style:family="paragraph" style:parent-style-name="Text_20_body">
      <style:text-properties officeooo:rsid="0166ec2d" officeooo:paragraph-rsid="0166ec2d"/>
    </style:style>
    <style:style style:name="P31" style:family="paragraph" style:parent-style-name="Text_20_body">
      <style:text-properties fo:color="#000000" style:font-name="Liberation Serif" fo:font-size="12pt" fo:font-style="normal" fo:font-weight="normal" officeooo:rsid="0153353e" officeooo:paragraph-rsid="0153353e" style:font-size-asian="10.5pt" style:font-style-asian="normal" style:font-weight-asian="normal" style:font-size-complex="12pt"/>
    </style:style>
    <style:style style:name="P32" style:family="paragraph" style:parent-style-name="Text_20_body">
      <style:text-properties fo:color="#000000" style:font-name="Liberation Serif" fo:font-size="12pt" fo:font-style="normal" fo:font-weight="normal" officeooo:rsid="0163f40b" officeooo:paragraph-rsid="0163f40b" style:font-size-asian="10.5pt" style:font-style-asian="normal" style:font-weight-asian="normal" style:font-size-complex="12pt"/>
    </style:style>
    <style:style style:name="P33" style:family="paragraph" style:parent-style-name="Text_20_body">
      <style:text-properties officeooo:paragraph-rsid="016d9064"/>
    </style:style>
    <style:style style:name="P34" style:family="paragraph" style:parent-style-name="Standard">
      <style:text-properties officeooo:paragraph-rsid="001eec9b"/>
    </style:style>
    <style:style style:name="P35" style:family="paragraph" style:parent-style-name="Standard">
      <style:text-properties officeooo:rsid="001eaaf4" officeooo:paragraph-rsid="001eec9b"/>
    </style:style>
    <style:style style:name="P36" style:family="paragraph" style:parent-style-name="Standard">
      <style:text-properties officeooo:rsid="001eaaf4" officeooo:paragraph-rsid="001eaaf4"/>
    </style:style>
    <style:style style:name="P37" style:family="paragraph" style:parent-style-name="Table_20_Heading">
      <style:text-properties fo:font-weight="bold" officeooo:rsid="001cebc5" officeooo:paragraph-rsid="001cebc5" style:font-weight-asian="bold" style:font-weight-complex="bold"/>
    </style:style>
    <style:style style:name="P38" style:family="paragraph" style:parent-style-name="Table_20_Heading">
      <style:text-properties fo:font-weight="bold" officeooo:rsid="001eec9b" officeooo:paragraph-rsid="001eec9b" style:font-weight-asian="bold" style:font-weight-complex="bold"/>
    </style:style>
    <style:style style:name="P39" style:family="paragraph" style:parent-style-name="Table_20_Heading">
      <style:text-properties officeooo:rsid="001cebc5" officeooo:paragraph-rsid="001cebc5"/>
    </style:style>
    <style:style style:name="P40" style:family="paragraph" style:parent-style-name="Table_20_Heading">
      <style:text-properties officeooo:rsid="001eec9b" officeooo:paragraph-rsid="001eec9b"/>
    </style:style>
    <style:style style:name="P41" style:family="paragraph" style:parent-style-name="Table_20_Heading">
      <style:text-properties officeooo:rsid="015136fd" officeooo:paragraph-rsid="015136fd"/>
    </style:style>
    <style:style style:name="P42" style:family="paragraph" style:parent-style-name="Preformatted_20_Text">
      <style:text-properties officeooo:rsid="001eec9b" officeooo:paragraph-rsid="001eec9b"/>
    </style:style>
    <style:style style:name="P43" style:family="paragraph" style:parent-style-name="Preformatted_20_Text">
      <style:text-properties officeooo:paragraph-rsid="001eec9b"/>
    </style:style>
    <style:style style:name="P44" style:family="paragraph" style:parent-style-name="Preformatted_20_Text">
      <style:text-properties officeooo:paragraph-rsid="00202da7"/>
    </style:style>
    <style:style style:name="P45"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46" style:family="paragraph" style:parent-style-name="Preformatted_20_Text">
      <style:text-properties fo:color="#000000" style:font-name="Liberation Mono" fo:font-size="9pt" officeooo:rsid="0021d51a" officeooo:paragraph-rsid="0021d51a"/>
    </style:style>
    <style:style style:name="P47" style:family="paragraph" style:parent-style-name="Preformatted_20_Text">
      <style:text-properties fo:color="#000000" style:font-name="Liberation Mono" fo:font-size="9pt" officeooo:rsid="00253e5e" officeooo:paragraph-rsid="00253e5e"/>
    </style:style>
    <style:style style:name="P48" style:family="paragraph" style:parent-style-name="Preformatted_20_Text">
      <loext:graphic-properties draw:fill="solid" draw:fill-color="#ffffff" draw:opacity="100%"/>
      <style:paragraph-properties fo:background-color="#ffffff"/>
      <style:text-properties fo:color="#000000" style:font-name="Liberation Mono" fo:font-size="9pt" officeooo:paragraph-rsid="00253e5e"/>
    </style:style>
    <style:style style:name="P49" style:family="paragraph" style:parent-style-name="Preformatted_20_Text">
      <loext:graphic-properties draw:fill="solid" draw:fill-color="#ffffff" draw:opacity="100%"/>
      <style:paragraph-properties fo:background-color="#ffffff"/>
      <style:text-properties fo:color="#000000" style:font-name="Liberation Mono" fo:font-size="9pt" officeooo:paragraph-rsid="00337818"/>
    </style:style>
    <style:style style:name="P50" style:family="paragraph" style:parent-style-name="Preformatted_20_Text">
      <loext:graphic-properties draw:fill="solid" draw:fill-color="#ffffff" draw:opacity="100%"/>
      <style:paragraph-properties fo:background-color="#ffffff"/>
      <style:text-properties fo:color="#000000" style:font-name="Liberation Mono" fo:font-size="9pt" style:text-underline-style="solid" style:text-underline-type="double" style:text-underline-width="auto" style:text-underline-color="font-color" officeooo:rsid="00344564" officeooo:paragraph-rsid="00344564"/>
    </style:style>
    <style:style style:name="P51" style:family="paragraph" style:parent-style-name="Preformatted_20_Text">
      <loext:graphic-properties draw:fill="solid" draw:fill-color="#ffffff" draw:opacity="100%"/>
      <style:paragraph-properties fo:background-color="#ffffff"/>
      <style:text-properties fo:color="#000000" style:font-name="Liberation Mono" fo:font-size="9pt" style:text-underline-style="none" officeooo:rsid="00344564" officeooo:paragraph-rsid="00344564"/>
    </style:style>
    <style:style style:name="P52" style:family="paragraph" style:parent-style-name="Preformatted_20_Text">
      <loext:graphic-properties draw:fill="solid" draw:fill-color="#ffffff" draw:opacity="100%"/>
      <style:paragraph-properties fo:background-color="#ffffff"/>
      <style:text-properties fo:color="#000000" style:font-name="Liberation Mono" fo:font-size="9pt" officeooo:paragraph-rsid="00344564"/>
    </style:style>
    <style:style style:name="P53" style:family="paragraph" style:parent-style-name="Preformatted_20_Text">
      <loext:graphic-properties draw:fill="solid" draw:fill-color="#ffffff" draw:opacity="100%"/>
      <style:paragraph-properties fo:background-color="#ffffff"/>
      <style:text-properties fo:color="#000000" style:font-name="Liberation Mono" fo:font-size="9pt" officeooo:rsid="00344564" officeooo:paragraph-rsid="00344564"/>
    </style:style>
    <style:style style:name="P54" style:family="paragraph" style:parent-style-name="Preformatted_20_Text">
      <loext:graphic-properties draw:fill="solid" draw:fill-color="#ffffff" draw:opacity="100%"/>
      <style:paragraph-properties fo:background-color="#ffffff"/>
      <style:text-properties fo:color="#000000" style:font-name="Liberation Mono" fo:font-size="9pt" officeooo:paragraph-rsid="00410e31"/>
    </style:style>
    <style:style style:name="P55" style:family="paragraph" style:parent-style-name="Preformatted_20_Text">
      <style:text-properties officeooo:rsid="003c2424" officeooo:paragraph-rsid="003c2424"/>
    </style:style>
    <style:style style:name="P56" style:family="paragraph" style:parent-style-name="Preformatted_20_Text">
      <style:text-properties officeooo:rsid="003c2424" officeooo:paragraph-rsid="003c4267"/>
    </style:style>
    <style:style style:name="P57" style:family="paragraph" style:parent-style-name="Preformatted_20_Text">
      <style:text-properties officeooo:paragraph-rsid="003c2424"/>
    </style:style>
    <style:style style:name="P58" style:family="paragraph" style:parent-style-name="Preformatted_20_Text">
      <style:text-properties officeooo:paragraph-rsid="003c4267"/>
    </style:style>
    <style:style style:name="P59" style:family="paragraph" style:parent-style-name="Preformatted_20_Text">
      <style:text-properties officeooo:rsid="003cb0f0" officeooo:paragraph-rsid="003cb0f0"/>
    </style:style>
    <style:style style:name="P60" style:family="paragraph" style:parent-style-name="Preformatted_20_Text">
      <style:text-properties officeooo:rsid="003cb0f0" officeooo:paragraph-rsid="003ce977"/>
    </style:style>
    <style:style style:name="P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253e5e" officeooo:paragraph-rsid="00253e5e"/>
    </style:style>
    <style:style style:name="P63" style:family="paragraph" style:parent-style-name="Table_20_Contents">
      <style:text-properties officeooo:rsid="001cebc5" officeooo:paragraph-rsid="001cebc5"/>
    </style:style>
    <style:style style:name="P64"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65" style:family="paragraph" style:parent-style-name="Table_20_Contents">
      <style:text-properties officeooo:rsid="001eec9b" officeooo:paragraph-rsid="001eec9b"/>
    </style:style>
    <style:style style:name="P66" style:family="paragraph" style:parent-style-name="Table_20_Contents">
      <style:paragraph-properties fo:text-align="center" style:justify-single-word="false"/>
      <style:text-properties officeooo:rsid="001eec9b" officeooo:paragraph-rsid="001eec9b"/>
    </style:style>
    <style:style style:name="P67" style:family="paragraph" style:parent-style-name="Table_20_Contents">
      <style:text-properties officeooo:rsid="00269cd1" officeooo:paragraph-rsid="00269cd1"/>
    </style:style>
    <style:style style:name="P68" style:family="paragraph" style:parent-style-name="Table_20_Contents">
      <style:paragraph-properties fo:text-align="center" style:justify-single-word="false"/>
      <style:text-properties officeooo:rsid="00269cd1" officeooo:paragraph-rsid="00269cd1"/>
    </style:style>
    <style:style style:name="P69" style:family="paragraph" style:parent-style-name="Table_20_Contents">
      <style:text-properties officeooo:rsid="002a4b95" officeooo:paragraph-rsid="002a4b95"/>
    </style:style>
    <style:style style:name="P70" style:family="paragraph" style:parent-style-name="Table_20_Contents">
      <style:paragraph-properties fo:text-align="center" style:justify-single-word="false"/>
      <style:text-properties officeooo:rsid="002a4b95" officeooo:paragraph-rsid="002a4b95"/>
    </style:style>
    <style:style style:name="P71" style:family="paragraph" style:parent-style-name="Table_20_Contents">
      <style:text-properties officeooo:rsid="002cb670" officeooo:paragraph-rsid="002cb670"/>
    </style:style>
    <style:style style:name="P72" style:family="paragraph" style:parent-style-name="Table_20_Contents">
      <style:paragraph-properties fo:text-align="center" style:justify-single-word="false"/>
      <style:text-properties officeooo:rsid="002cb670" officeooo:paragraph-rsid="002cb670"/>
    </style:style>
    <style:style style:name="P73" style:family="paragraph" style:parent-style-name="Table_20_Contents">
      <style:text-properties officeooo:rsid="002d6b59" officeooo:paragraph-rsid="002d6b59"/>
    </style:style>
    <style:style style:name="P74" style:family="paragraph" style:parent-style-name="Table_20_Contents">
      <style:paragraph-properties fo:text-align="center" style:justify-single-word="false"/>
      <style:text-properties officeooo:rsid="002d6b59" officeooo:paragraph-rsid="002d6b59"/>
    </style:style>
    <style:style style:name="P75" style:family="paragraph" style:parent-style-name="Table_20_Contents">
      <style:text-properties officeooo:rsid="002e1234" officeooo:paragraph-rsid="002e1234"/>
    </style:style>
    <style:style style:name="P76" style:family="paragraph" style:parent-style-name="Table_20_Contents">
      <style:paragraph-properties fo:text-align="center" style:justify-single-word="false"/>
      <style:text-properties officeooo:rsid="002eb889" officeooo:paragraph-rsid="002eb889"/>
    </style:style>
    <style:style style:name="P77" style:family="paragraph" style:parent-style-name="Table_20_Contents">
      <style:text-properties officeooo:rsid="003e567e" officeooo:paragraph-rsid="003e567e"/>
    </style:style>
    <style:style style:name="P78" style:family="paragraph" style:parent-style-name="Table_20_Contents">
      <style:paragraph-properties fo:text-align="center" style:justify-single-word="false"/>
      <style:text-properties officeooo:rsid="003e567e" officeooo:paragraph-rsid="003e567e"/>
    </style:style>
    <style:style style:name="P79" style:family="paragraph" style:parent-style-name="Table_20_Contents">
      <style:paragraph-properties fo:text-align="center" style:justify-single-word="false"/>
    </style:style>
    <style:style style:name="P80" style:family="paragraph" style:parent-style-name="Table_20_Contents">
      <style:text-properties officeooo:rsid="015136fd" officeooo:paragraph-rsid="015136fd"/>
    </style:style>
    <style:style style:name="P81" style:family="paragraph" style:parent-style-name="Table_20_Contents">
      <style:paragraph-properties fo:text-align="center" style:justify-single-word="false"/>
      <style:text-properties officeooo:rsid="015136fd" officeooo:paragraph-rsid="015136fd"/>
    </style:style>
    <style:style style:name="P82" style:family="paragraph" style:parent-style-name="Title">
      <style:text-properties officeooo:rsid="00157f4f" officeooo:paragraph-rsid="00157f4f"/>
    </style:style>
    <style:style style:name="P83" style:family="paragraph" style:parent-style-name="Heading_20_1">
      <style:text-properties officeooo:rsid="015136fd" officeooo:paragraph-rsid="015136fd"/>
    </style:style>
    <style:style style:name="P84" style:family="paragraph" style:parent-style-name="Heading_20_1">
      <style:text-properties officeooo:rsid="0017de21" officeooo:paragraph-rsid="0017de21"/>
    </style:style>
    <style:style style:name="P85" style:family="paragraph" style:parent-style-name="Heading_20_1">
      <style:text-properties officeooo:rsid="0055a16d" officeooo:paragraph-rsid="0055a16d"/>
    </style:style>
    <style:style style:name="P86" style:family="paragraph" style:parent-style-name="Heading_20_2">
      <style:text-properties officeooo:rsid="00253e5e" officeooo:paragraph-rsid="00253e5e"/>
    </style:style>
    <style:style style:name="P87" style:family="paragraph" style:parent-style-name="Heading_20_2">
      <style:text-properties officeooo:rsid="00257142" officeooo:paragraph-rsid="00257142"/>
    </style:style>
    <style:style style:name="P88" style:family="paragraph" style:parent-style-name="Heading_20_2">
      <style:text-properties officeooo:rsid="001992fa" officeooo:paragraph-rsid="001992fa"/>
    </style:style>
    <style:style style:name="P89" style:family="paragraph" style:parent-style-name="Text_20_body" style:list-style-name="L1">
      <style:text-properties officeooo:rsid="00269cd1" officeooo:paragraph-rsid="00269cd1"/>
    </style:style>
    <style:style style:name="P90" style:family="paragraph" style:parent-style-name="Text_20_body" style:list-style-name="L1">
      <style:text-properties officeooo:rsid="0026df3b" officeooo:paragraph-rsid="0026df3b"/>
    </style:style>
    <style:style style:name="P91" style:family="paragraph" style:parent-style-name="Text_20_body" style:list-style-name="L1">
      <style:text-properties officeooo:rsid="016b0381" officeooo:paragraph-rsid="016b0381"/>
    </style:style>
    <style:style style:name="P92" style:family="paragraph" style:parent-style-name="Text_20_body" style:list-style-name="L2">
      <style:text-properties officeooo:paragraph-rsid="0167af92"/>
    </style:style>
    <style:style style:name="P93" style:family="paragraph" style:parent-style-name="Text_20_body" style:list-style-name="L2">
      <style:text-properties officeooo:rsid="00257142" officeooo:paragraph-rsid="0025714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ec9b"/>
    </style:style>
    <style:style style:name="T6" style:family="text">
      <style:text-properties officeooo:rsid="00202da7"/>
    </style:style>
    <style:style style:name="T7" style:family="text">
      <style:text-properties fo:font-style="italic" style:font-style-asian="italic" style:font-style-complex="italic"/>
    </style:style>
    <style:style style:name="T8" style:family="text">
      <style:text-properties fo:font-style="italic" officeooo:rsid="00269cd1" style:font-style-asian="italic" style:font-style-complex="italic"/>
    </style:style>
    <style:style style:name="T9" style:family="text">
      <style:text-properties fo:font-style="italic" officeooo:rsid="002cb670" style:font-style-asian="italic" style:font-style-complex="italic"/>
    </style:style>
    <style:style style:name="T10" style:family="text">
      <style:text-properties fo:font-style="italic" officeooo:rsid="002e1234" style:font-style-asian="italic" style:font-style-complex="italic"/>
    </style:style>
    <style:style style:name="T11" style:family="text">
      <style:text-properties fo:font-style="italic" officeooo:rsid="002eb889" style:font-style-asian="italic" style:font-style-complex="italic"/>
    </style:style>
    <style:style style:name="T12" style:family="text">
      <style:text-properties fo:font-style="italic" officeooo:rsid="00378393" style:font-style-asian="italic" style:font-style-complex="italic"/>
    </style:style>
    <style:style style:name="T13" style:family="text">
      <style:text-properties fo:font-style="italic" officeooo:rsid="0167af92"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officeooo:rsid="0023b08d" style:font-style-asian="normal" style:font-style-complex="normal"/>
    </style:style>
    <style:style style:name="T17" style:family="text">
      <style:text-properties fo:font-style="normal" officeooo:rsid="00269cd1" style:font-style-asian="normal" style:font-style-complex="normal"/>
    </style:style>
    <style:style style:name="T18" style:family="text">
      <style:text-properties fo:font-style="normal" officeooo:rsid="002cb670" style:font-style-asian="normal" style:font-style-complex="normal"/>
    </style:style>
    <style:style style:name="T19" style:family="text">
      <style:text-properties fo:font-style="normal" officeooo:rsid="002eb889" style:font-style-asian="normal" style:font-style-complex="normal"/>
    </style:style>
    <style:style style:name="T20" style:family="text">
      <style:text-properties fo:font-style="normal" officeooo:rsid="00378393" style:font-style-asian="normal" style:font-style-complex="normal"/>
    </style:style>
    <style:style style:name="T21" style:family="text">
      <style:text-properties fo:font-style="normal" officeooo:rsid="0167af92" style:font-style-asian="normal" style:font-style-complex="normal"/>
    </style:style>
    <style:style style:name="T22" style:family="text">
      <style:text-properties fo:font-style="normal" fo:font-weight="normal" officeooo:rsid="002b52d3" style:font-style-asian="normal" style:font-weight-asian="normal" style:font-style-complex="normal" style:font-weight-complex="normal"/>
    </style:style>
    <style:style style:name="T23" style:family="text">
      <style:text-properties fo:font-style="normal" fo:font-weight="bold" officeooo:rsid="002b52d3" style:font-style-asian="normal" style:font-weight-asian="bold" style:font-style-complex="normal" style:font-weight-complex="bold"/>
    </style:style>
    <style:style style:name="T24" style:family="text">
      <style:text-properties officeooo:rsid="00269cd1"/>
    </style:style>
    <style:style style:name="T25" style:family="text">
      <style:text-properties officeooo:rsid="0026df3b"/>
    </style:style>
    <style:style style:name="T26" style:family="text">
      <style:text-properties officeooo:rsid="002cb670"/>
    </style:style>
    <style:style style:name="T27" style:family="text">
      <style:text-properties officeooo:rsid="002e1234"/>
    </style:style>
    <style:style style:name="T28" style:family="text">
      <style:text-properties officeooo:rsid="002eb889"/>
    </style:style>
    <style:style style:name="T29" style:family="text">
      <style:text-properties officeooo:rsid="002f5b48"/>
    </style:style>
    <style:style style:name="T30" style:family="text">
      <style:text-properties officeooo:rsid="00328cf8"/>
    </style:style>
    <style:style style:name="T31" style:family="text">
      <style:text-properties officeooo:rsid="00337818"/>
    </style:style>
    <style:style style:name="T32" style:family="text">
      <style:text-properties officeooo:rsid="00344564"/>
    </style:style>
    <style:style style:name="T33" style:family="text">
      <style:text-properties style:text-underline-style="none"/>
    </style:style>
    <style:style style:name="T34" style:family="text">
      <style:text-properties officeooo:rsid="00378393"/>
    </style:style>
    <style:style style:name="T35" style:family="text">
      <style:text-properties officeooo:rsid="003c2424"/>
    </style:style>
    <style:style style:name="T36" style:family="text">
      <style:text-properties officeooo:rsid="003c4267"/>
    </style:style>
    <style:style style:name="T37" style:family="text">
      <style:text-properties officeooo:rsid="003cb0f0"/>
    </style:style>
    <style:style style:name="T38" style:family="text">
      <style:text-properties officeooo:rsid="003ce977"/>
    </style:style>
    <style:style style:name="T39" style:family="text">
      <style:text-properties officeooo:rsid="003ef3ba"/>
    </style:style>
    <style:style style:name="T40" style:family="text">
      <style:text-properties officeooo:rsid="0041dc79"/>
    </style:style>
    <style:style style:name="T41" style:family="text">
      <style:text-properties officeooo:rsid="0043d7a4"/>
    </style:style>
    <style:style style:name="T42" style:family="text">
      <style:text-properties officeooo:rsid="00474613"/>
    </style:style>
    <style:style style:name="T43" style:family="text">
      <style:text-properties officeooo:rsid="015136fd"/>
    </style:style>
    <style:style style:name="T44" style:family="text">
      <style:text-properties fo:color="#000000" style:font-name="Liberation Mono2" fo:font-size="9pt" fo:font-style="normal" fo:font-weight="normal" officeooo:rsid="015136fd" style:font-size-asian="9pt" style:font-style-asian="normal" style:font-weight-asian="normal"/>
    </style:style>
    <style:style style:name="T45" style:family="text">
      <style:text-properties fo:color="#000000" style:font-name="Liberation Serif" fo:font-size="12pt" fo:font-style="normal" fo:font-weight="normal" style:font-size-asian="10.5pt" style:font-style-asian="normal" style:font-weight-asian="normal" style:font-size-complex="12pt"/>
    </style:style>
    <style:style style:name="T46" style:family="text">
      <style:text-properties fo:color="#000000" style:font-name="Liberation Serif" fo:font-size="12pt" fo:font-style="normal" fo:font-weight="normal" officeooo:rsid="015136fd" style:font-size-asian="10.5pt" style:font-style-asian="normal" style:font-weight-asian="normal" style:font-size-complex="12pt"/>
    </style:style>
    <style:style style:name="T47" style:family="text">
      <style:text-properties fo:color="#000000" style:font-name="Liberation Serif" fo:font-size="12pt" fo:font-style="normal" fo:font-weight="normal" officeooo:rsid="0153353e" style:font-size-asian="10.5pt" style:font-style-asian="normal" style:font-weight-asian="normal" style:font-size-complex="12pt"/>
    </style:style>
    <style:style style:name="T48"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49" style:family="text">
      <style:text-properties fo:color="#000000" style:font-name="Liberation Mono1" fo:font-size="10pt" fo:font-style="normal" fo:font-weight="normal" style:font-size-asian="10pt" style:font-style-asian="normal" style:font-weight-asian="normal" style:font-size-complex="10pt"/>
    </style:style>
    <style:style style:name="T50" style:family="text">
      <style:text-properties officeooo:rsid="0153353e"/>
    </style:style>
    <style:style style:name="T51" style:family="text">
      <style:text-properties officeooo:rsid="01549608"/>
    </style:style>
    <style:style style:name="T52" style:family="text">
      <style:text-properties officeooo:rsid="0166513c"/>
    </style:style>
    <style:style style:name="T53" style:family="text">
      <style:text-properties officeooo:rsid="0166ec2d"/>
    </style:style>
    <style:style style:name="T54" style:family="text">
      <style:text-properties officeooo:rsid="0167af92"/>
    </style:style>
    <style:style style:name="T55" style:family="text">
      <style:text-properties officeooo:rsid="016d7622"/>
    </style:style>
    <style:style style:name="T56" style:family="text">
      <style:text-properties officeooo:rsid="016d9064"/>
    </style:style>
    <style:style style:name="T57" style:family="text">
      <style:text-properties officeooo:rsid="016eabe1"/>
    </style:style>
    <style:style style:name="T58" style:family="text">
      <style:text-properties style:font-name="Liberation Sans" fo:font-size="18pt" officeooo:rsid="0170790a" style:font-name-asian="Noto Sans CJK SC" style:font-size-asian="18pt" style:font-name-complex="Lohit Devanagari" style:font-size-complex="18pt"/>
    </style:style>
    <style:style style:name="T59" style:family="text">
      <style:text-properties style:font-name="Liberation Sans" fo:font-size="18pt" officeooo:rsid="045a21dc" style:font-name-asian="Noto Sans CJK SC" style:font-size-asian="18pt" style:font-name-complex="Lohit Devanagari"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Creating Claim Sources</text:p>
      <text:p text:style-name="Subtitle">Version 1.<text:span text:style-name="T58">3.</text:span><text:span text:style-name="T59">1</text:span></text:p>
      <text:h text:style-name="Heading_20_1" text:outline-level="1">Introduction</text:h>
      <text:p text:style-name="P1">This document tells you how to create claim sources for your OIDC client. <text:span text:style-name="T24">This uses the QDL scripting language. </text:span></text:p>
      <text:h text:style-name="P86" text:outline-level="2">Lifecycle <text:span text:style-name="T24">of claims</text:span></text:h>
      <text:p text:style-name="P12">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p text:style-name="P12"/>
      <text:h text:style-name="Heading_20_2" text:outline-level="2">Scripts</text:h>
      <text:p text:style-name="P14"><text:span text:style-name="T24">Scripts are executed in one of 6 execution phases. There are pre- and post- phases for each of authorization, token and refresh. <text:s/>If you specify that the phase is pre_</text:span><text:span text:style-name="T8">X </text:span><text:span text:style-name="T17">then it is run before any claims are gotten. This is typically where you set a claim source(s). The post_</text:span><text:span text:style-name="T8">X</text:span><text:span text:style-name="T17"> phase allows you to change your claims</text:span><text:span text:style-name="T24"><text:line-break/></text:span></text:p>
      <text:list xml:id="list2833565418" text:style-name="L1">
        <text:list-item>
          <text:p text:style-name="P89">pre_auth – <text:span text:style-name="T25">executed before any claims are obtained in the authorization phase.</text:span></text:p>
        </text:list-item>
        <text:list-item>
          <text:p text:style-name="P90">post_auth – executed after the initial set of claims is obtained <text:span text:style-name="T34">in the authorization phase</text:span>.</text:p>
        </text:list-item>
        <text:list-item>
          <text:p text:style-name="P90">pre_token – executed before the final set of claims is obtained <text:span text:style-name="T34">in the token phase</text:span></text:p>
        </text:list-item>
        <text:list-item>
          <text:p text:style-name="P90">post_token – excuted after the final set of claims is obtained <text:span text:style-name="T34">in the token phase</text:span></text:p>
        </text:list-item>
        <text:list-item>
          <text:p text:style-name="P90">pre_refresh – executed before the claims are refreshed</text:p>
        </text:list-item>
        <text:list-item>
          <text:p text:style-name="P90">post_refresh – executed after the claims are refreshed.</text:p>
        </text:list-item>
        <text:list-item>
          <text:p text:style-name="P91">pre_exchange - executed before the token exchange</text:p>
        </text:list-item>
        <text:list-item>
          <text:p text:style-name="P91">post_exchange - executed after the token exchange</text:p>
        </text:list-item>
      </text:list>
      <text:p text:style-name="P15">Certain claims can only be gotten at certain times. For instance, claims that rely on the http headers from the identi<text:span text:style-name="T34">t</text:span>y provider are only availab<text:span text:style-name="T34">l</text:span>e during the authorization phase<text:span text:style-name="T34">s</text:span>, so these claims are gotten and stored. These can never be re-gotten until the user log<text:span text:style-name="T56">s</text:span> in again. </text:p>
      <text:p text:style-name="P33"><text:soft-page-break/><text:span text:style-name="T56">In the case of the token exchange (RFC 8693), there are no user claims that are gotten because none are to be returned. Mostly this supplies an entry point for custom code to process the request (for instance, if scopes are requested that require a check in LDAP to verify). <text:s/></text:span><text:span text:style-name="T57">Usually the requirements for the excahnge are the same as for the token phases, so the most common use pattern is to just specify exchange, refresh and access phases for a single script. Note that, as always, the current phase is set in the state, so your scripts can check.</text:span></text:p>
      <text:p text:style-name="Heading">An important example</text:p>
      <text:p text:style-name="P15"><text:span text:style-name="T34">Another very common situation is that the authorization phase is done by some other piece of software (</text:span><text:span text:style-name="T12">e.g. </text:span><text:span text:style-name="T20">CILogon</text:span> <text:span text:style-name="T34">) in which case, OA4MP is notified that the authorization is in progress. Note especially in that case, that OA4MP gets a request to start the flow (this is where the pre_auth script would be run) and responds, and in the response is the authorization grant. The server then parses the response, takes the grant and makes various calls to populate the current O</text:span><text:span text:style-name="T55">A</text:span><text:span text:style-name="T34">uth transaction state with user information for later. All of this is happening before the user gets a response from the service. Only at the very last exchange between the O</text:span><text:span text:style-name="T54">A</text:span><text:span text:style-name="T34">uth server and the authorization server is the post_auth script run. </text:span></text:p>
      <text:p text:style-name="P19">Since it is possible to have each phase of the O<text:span text:style-name="T54">A</text:span>uth flow do out of band transactions, there are pre and post phase calls. (The scripting language is called QDL which comes from aviation, where Q-D-L <text:s/>is a moniker that relates to taking repeated navigational bearing at specific times as vital course corrections, <text:span text:style-name="T54">especially if the aircraft is flying blind</text:span>. In much the same way, whatever happens out of band, the flow is set in the right direction with each call.) <text:s text:c="2"/></text:p>
      <text:h text:style-name="P87" text:outline-level="2">Types</text:h>
      <text:p text:style-name="P13">There are <text:span text:style-name="T54">5</text:span> general types of claim sources allowed.</text:p>
      <text:list xml:id="list459487435" text:style-name="L2">
        <text:list-item>
          <text:p text:style-name="P93">LDAP. You may specify any LDAP server and supply credentials for it. </text:p>
        </text:list-item>
        <text:list-item>
          <text:p text:style-name="P93">HTTP headers. If your server passes claims in the headers of the intial request, you may harvest them.</text:p>
        </text:list-item>
        <text:list-item>
          <text:p text:style-name="P93">File. If your server stores information about, say, users in a file system</text:p>
        </text:list-item>
        <text:list-item>
          <text:p text:style-name="P93">NCSA default. Since this was created at the <text:span text:style-name="T7">National Center for Supercomputing Applications</text:span><text:span text:style-name="T15"> there is a specific source for that. Since you must be in the NCSA's VPN to access it, this is of limited utility outside of the organization.</text:span></text:p>
        </text:list-item>
        <text:list-item>
          <text:p text:style-name="P92"><text:span text:style-name="T21">Custom. You </text:span><text:span text:style-name="T13">may</text:span><text:span text:style-name="T21"> write any Java class that extends </text:span><text:a xlink:type="simple" xlink:href="https://cilogon.github.io/oa4mp/apidocs/edu/uiuc/ncsa/myproxy/oa4mp/oauth2/claims/BasicClaimsSourceImpl.html" text:style-name="Internet_20_link" text:visited-style-name="Visited_20_Internet_20_Link"><text:span text:style-name="T21">basic claim source</text:span></text:a><text:span text:style-name="T21"> and reference that. Generally you do not need to do this except in very, very specific cases <text:s/>and should use any built in claim sources if at all possible.</text:span></text:p>
        </text:list-item>
      </text:list>
      <text:p text:style-name="P16"/>
      <text:h text:style-name="P88" text:outline-level="2"><text:soft-page-break/>General attributes for any claim source</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7">name</text:p>
            </table:table-cell>
            <table:table-cell table:style-name="Table1.A1" office:value-type="string">
              <text:p text:style-name="P39">type</text:p>
            </table:table-cell>
            <table:table-cell table:style-name="Table1.A1" office:value-type="string">
              <text:p text:style-name="P39"><text:span text:style-name="T5">r</text:span>eq?</text:p>
            </table:table-cell>
            <table:table-cell table:style-name="Table1.A1" office:value-type="string">
              <text:p text:style-name="P39">default</text:p>
            </table:table-cell>
            <table:table-cell table:style-name="Table1.E1" office:value-type="string">
              <text:p text:style-name="P39">Description</text:p>
            </table:table-cell>
          </table:table-row>
        </table:table-header-rows>
        <table:table-row>
          <table:table-cell table:style-name="Table1.A2" office:value-type="string">
            <text:p text:style-name="P63">enabled</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T</text:p>
          </table:table-cell>
          <table:table-cell table:style-name="Table1.E2" office:value-type="string">
            <text:p text:style-name="P2">if this component is enabled. <text:span text:style-name="T4">Enabled means it will be processed,</text:span></text:p>
          </table:table-cell>
        </table:table-row>
        <table:table-row>
          <table:table-cell table:style-name="Table1.A2" office:value-type="string">
            <text:p text:style-name="P63">fail_on_error</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his is set to false, then the effect is that the claims from this source will not be available</text:p>
          </table:table-cell>
        </table:table-row>
        <table:table-row>
          <table:table-cell table:style-name="Table1.A2" office:value-type="string">
            <text:p text:style-name="P63">id</text:p>
          </table:table-cell>
          <table:table-cell table:style-name="Table1.A2" office:value-type="string">
            <text:p text:style-name="P63">S</text:p>
          </table:table-cell>
          <table:table-cell table:style-name="Table1.A2" office:value-type="string">
            <text:p text:style-name="P63">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table-cell table:style-name="Table1.A2" office:value-type="string">
            <text:p text:style-name="P63">name</text:p>
          </table:table-cell>
          <table:table-cell table:style-name="Table1.A2" office:value-type="string">
            <text:p text:style-name="P63">S</text:p>
          </table:table-cell>
          <table:table-cell table:style-name="Table1.A2" office:value-type="string">
            <text:p text:style-name="P63">N</text:p>
          </table:table-cell>
          <table:table-cell table:style-name="Table1.A2" office:value-type="string">
            <text:p text:style-name="Table_20_Contents">-</text:p>
          </table:table-cell>
          <table:table-cell table:style-name="Table1.E2" office:value-type="string">
            <text:p text:style-name="P8">A name for this. This is not used by the system so it is mostly to help you.</text:p>
          </table:table-cell>
        </table:table-row>
        <table:table-row>
          <table:table-cell table:style-name="Table1.A2" office:value-type="string">
            <text:p text:style-name="P63">notify_on_fail</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T</text:p>
          </table:table-cell>
          <table:table-cell table:style-name="Table1.E2" office:value-type="string">
            <text:p text:style-name="P2">If there is an error, notify the system administrators. </text:p>
          </table:table-cell>
        </table:table-row>
        <table:table-row>
          <table:table-cell table:style-name="Table1.A2" office:value-type="string">
            <text:p text:style-name="P63">type</text:p>
          </table:table-cell>
          <table:table-cell table:style-name="Table1.A2" office:value-type="string">
            <text:p text:style-name="P63">S</text:p>
          </table:table-cell>
          <table:table-cell table:style-name="Table1.A2" office:value-type="string">
            <text:p text:style-name="P63">Y</text:p>
          </table:table-cell>
          <table:table-cell table:style-name="Table1.A2" office:value-type="string">
            <text:p text:style-name="Table_20_Contents">-</text:p>
          </table:table-cell>
          <table:table-cell table:style-name="Table1.E2" office:value-type="string">
            <text:p text:style-name="P3"><text:span text:style-name="T2">This</text:span> is the type of the claim source. Note that this must be specified or the entire claim source is rejected as invalid. Each of the given sources lists its type below. </text:p>
          </table:table-cell>
        </table:table-row>
      </table:table>
      <text:p text:style-name="P9"><text:s/></text:p>
      <text:p text:style-name="Standard"><text:span text:style-name="T3">k</text:span><text:span text:style-name="T2">ey:</text:span></text:p>
      <text:p text:style-name="P34">B = Boolean</text:p>
      <text:p text:style-name="P35">N=Not required</text:p>
      <text:p text:style-name="P34">S = String</text:p>
      <text:p text:style-name="P36">Y = Required </text:p>
      <text:h text:style-name="P83" text:outline-level="1">Code</text:h>
      <text:p text:style-name="P26">t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table-cell table:style-name="Table4.A1" office:value-type="string">
              <text:p text:style-name="P41">name</text:p>
            </table:table-cell>
            <table:table-cell table:style-name="Table4.A1" office:value-type="string">
              <text:p text:style-name="P41">type</text:p>
            </table:table-cell>
            <table:table-cell table:style-name="Table4.A1" office:value-type="string">
              <text:p text:style-name="P41">req?</text:p>
            </table:table-cell>
            <table:table-cell table:style-name="Table4.A1" office:value-type="string">
              <text:p text:style-name="P41">default</text:p>
            </table:table-cell>
            <table:table-cell table:style-name="Table4.A1" office:value-type="string">
              <text:p text:style-name="P41">description</text:p>
            </table:table-cell>
          </table:table-row>
        </table:table-header-rows>
        <table:table-row table:style-name="Table4.2">
          <table:table-cell table:style-name="Table4.A1" office:value-type="string">
            <text:p text:style-name="P81">java_class</text:p>
          </table:table-cell>
          <table:table-cell table:style-name="Table4.A1" office:value-type="string">
            <text:p text:style-name="P81">S</text:p>
          </table:table-cell>
          <table:table-cell table:style-name="Table4.A1" office:value-type="string">
            <text:p text:style-name="P81">Y</text:p>
          </table:table-cell>
          <table:table-cell table:style-name="Table4.A1" office:value-type="string">
            <text:p text:style-name="P79">--</text:p>
          </table:table-cell>
          <table:table-cell table:style-name="Table4.A1" office:value-type="string">
            <text:p text:style-name="P80">The full path to the java class</text:p>
          </table:table-cell>
        </table:table-row>
      </table:table>
      <text:p text:style-name="P26"/>
      <text:p text:style-name="P26">This is for a claim source that you write in Java. Note that the basic types of claim sources you are apt to need are already written and unless you have extremely specific requirements, you should not be writing custom extensions. <text:s/>This is included for completeness.</text:p>
      <text:p text:style-name="P27"><text:soft-page-break/><text:span text:style-name="T43">The first step in this is to write a custom extension to </text:span><text:a xlink:type="simple" xlink:href="https://github.com/ncsa/OA4MP/blob/master/oa4mp-server-loader-oauth2/src/main/java/edu/uiuc/ncsa/myproxy/oa4mp/oauth2/claims/BasicClaimsSourceImpl.java" text:style-name="Internet_20_link" text:visited-style-name="Visited_20_Internet_20_Link"><text:span text:style-name="T50">BasicClaimSourceImpl</text:span></text:a><text:span text:style-name="T44">.</text:span><text:span text:style-name="T46"> </text:span><text:span text:style-name="T47">The contract is to have a no-argument constructor. If that is missing, a runtime exception will be raised. <text:s/></text:span></text:p>
      <text:p text:style-name="P31">Once you write your extension, you must put it in the classpath for the Java VM, since the lifecycle is to create an instance using reflection, then inject the state. <text:s/>The configuration object will have defaults set (see above) which may be overridden. <text:s/>The configuration object will be turned into a JSON object and handed to your class too.</text:p>
      <text:p text:style-name="P28"><text:span text:style-name="T47">E.</text:span><text:span text:style-name="T45">g.</text:span></text:p>
      <text:p text:style-name="P28"><text:span text:style-name="T45">There is a test class for this </text:span><text:span text:style-name="T49">edu.uiuc.ncsa.myproxy.oa4mp.oauth2.claims.TestClaimSource</text:span><text:span text:style-name="T45"> which will simply return a claims object that echos the parameters. Here’s how to invoke it. Note that all you need to do is change the java class to your class (make sure its in the classpath!) and pass in your arguments. See the documentation </text:span><text:span text:style-name="T48">for </text:span><text:a xlink:type="simple" xlink:href="https://cilogon.github.io/oa4mp/apidocs/edu/uiuc/ncsa/myproxy/oa4mp/oauth2/claims/BasicClaimsSourceImpl.html" text:style-name="Internet_20_link" text:visited-style-name="Visited_20_Internet_20_Link">BasicClaimSourceImpl</text:a>. <text:span text:style-name="T52">In this example, we invoke this test claim source with two custom parameters, foo and bar:</text:span><text:span text:style-name="T45"> </text:span></text:p>
      <text:p text:style-name="P32"/>
      <text:p text:style-name="Preformatted_20_Text"><text:s text:c="2"/>cfg. := new_template('code')</text:p>
      <text:p text:style-name="Preformatted_20_Text"><text:s text:c="2"/>cfg.java_class := 'edu.uiuc.ncsa.myproxy.oa4mp.oauth2.claims.TestClaimSource'</text:p>
      <text:p text:style-name="Preformatted_20_Text"><text:s text:c="2"/>cfg.foo := 'foo-test'</text:p>
      <text:p text:style-name="Preformatted_20_Text"><text:s text:c="2"/>cfg.baz := 'baz-test'</text:p>
      <text:p text:style-name="Preformatted_20_Text"><text:s text:c="2"/>get_claims(create_source(cfg.), 'jeff') <text:s text:c="7"/></text:p>
      <text:p text:style-name="Preformatted_20_Text">{</text:p>
      <text:p text:style-name="Preformatted_20_Text"><text:s/>config param "type"=code,</text:p>
      <text:p text:style-name="Preformatted_20_Text"><text:s/>config param "foo"=foo-test,</text:p>
      <text:p text:style-name="Preformatted_20_Text"><text:s/>config param "baz"=baz-test,</text:p>
      <text:p text:style-name="Preformatted_20_Text"><text:s/>config param "enabled"=true,</text:p>
      <text:p text:style-name="Preformatted_20_Text"><text:s/>config param "fail_on_error"=false,</text:p>
      <text:p text:style-name="Preformatted_20_Text"><text:s/>config param "java_class"=edu.uiuc.ncsa.myproxy.oa4mp.oauth2.claims.TestClaimSource,</text:p>
      <text:p text:style-name="Preformatted_20_Text"><text:s/>info=Echoing configuration parameters.,</text:p>
      <text:p text:style-name="Preformatted_20_Text"><text:s/>config param "id"=qdl_claim_source,</text:p>
      <text:p text:style-name="Preformatted_20_Text"><text:s/>config param "notify_on_fail"=true</text:p>
      <text:p text:style-name="Preformatted_20_Text">}</text:p>
      <text:p text:style-name="Preformatted_20_Text"/>
      <text:p text:style-name="P29">The create_source function adds some properties, such as notify_on_fail and sets a dummy id. You can ignore all of that (unless for some reason you don’t want to).</text:p>
      <text:h text:style-name="P84" text:outline-level="1">File system</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8">name</text:p>
            </table:table-cell>
            <table:table-cell table:style-name="Table2.A1" office:value-type="string">
              <text:p text:style-name="P40">type</text:p>
            </table:table-cell>
            <table:table-cell table:style-name="Table2.A1" office:value-type="string">
              <text:p text:style-name="P40"><text:span text:style-name="T51">r</text:span>eq​?</text:p>
            </table:table-cell>
            <table:table-cell table:style-name="Table2.A1" office:value-type="string">
              <text:p text:style-name="P40">default</text:p>
            </table:table-cell>
            <table:table-cell table:style-name="Table2.E1" office:value-type="string">
              <text:p text:style-name="P40">description</text:p>
            </table:table-cell>
          </table:table-row>
        </table:table-header-rows>
        <table:table-row>
          <table:table-cell table:style-name="Table2.A2" office:value-type="string">
            <text:p text:style-name="P66">file_path</text:p>
          </table:table-cell>
          <table:table-cell table:style-name="Table2.A2" office:value-type="string">
            <text:p text:style-name="P66">S</text:p>
          </table:table-cell>
          <table:table-cell table:style-name="Table2.A2" office:value-type="string">
            <text:p text:style-name="P66">Y</text:p>
          </table:table-cell>
          <table:table-cell table:style-name="Table2.A2" office:value-type="string">
            <text:p text:style-name="P79">--</text:p>
          </table:table-cell>
          <table:table-cell table:style-name="Table2.E2" office:value-type="string">
            <text:p text:style-name="P65">This is the local <text:span text:style-name="T6">absolute </text:span>path on the server to a file containing attributes about a user. The file must be accessible to the system at runtime.</text:p>
          </table:table-cell>
        </table:table-row>
        <table:table-row>
          <table:table-cell table:style-name="Table2.A2" office:value-type="string">
            <text:p text:style-name="P68">claim_key</text:p>
          </table:table-cell>
          <table:table-cell table:style-name="Table2.A2" office:value-type="string">
            <text:p text:style-name="P66">S</text:p>
          </table:table-cell>
          <table:table-cell table:style-name="Table2.A2" office:value-type="string">
            <text:p text:style-name="P68">N</text:p>
          </table:table-cell>
          <table:table-cell table:style-name="Table2.A2" office:value-type="string">
            <text:p text:style-name="P68">sub</text:p>
          </table:table-cell>
          <table:table-cell table:style-name="Table2.E2" office:value-type="string">
            <text:p text:style-name="P67">The name of the claim that will be used for fetching information. This defaults to the sub claim – the name the user used when authenticating. </text:p>
          </table:table-cell>
        </table:table-row>
        <text:soft-page-break/>
        <table:table-row>
          <table:table-cell table:style-name="Table2.A2" office:value-type="string">
            <text:p text:style-name="P78">use_<text:span text:style-name="T39">d</text:span>efault</text:p>
          </table:table-cell>
          <table:table-cell table:style-name="Table2.A2" office:value-type="string">
            <text:p text:style-name="P78">B</text:p>
          </table:table-cell>
          <table:table-cell table:style-name="Table2.A2" office:value-type="string">
            <text:p text:style-name="P78">N</text:p>
          </table:table-cell>
          <table:table-cell table:style-name="Table2.A2" office:value-type="string">
            <text:p text:style-name="P68">--</text:p>
          </table:table-cell>
          <table:table-cell table:style-name="Table2.E2" office:value-type="string">
            <text:p text:style-name="P77">If a user is not found, return a default set of claims</text:p>
          </table:table-cell>
        </table:table-row>
        <table:table-row>
          <table:table-cell table:style-name="Table2.A2" office:value-type="string">
            <text:p text:style-name="P78">default_<text:span text:style-name="T39">c</text:span>laim</text:p>
          </table:table-cell>
          <table:table-cell table:style-name="Table2.A2" office:value-type="string">
            <text:p text:style-name="P78">S</text:p>
          </table:table-cell>
          <table:table-cell table:style-name="Table2.A2" office:value-type="string">
            <text:p text:style-name="P78">N</text:p>
          </table:table-cell>
          <table:table-cell table:style-name="Table2.A2" office:value-type="string">
            <text:p text:style-name="P78">--</text:p>
          </table:table-cell>
          <table:table-cell table:style-name="Table2.E2" office:value-type="string">
            <text:p text:style-name="P77">The name for the default set of claims</text:p>
          </table:table-cell>
        </table:table-row>
      </table:table>
      <text:p text:style-name="P1"/>
      <text:p text:style-name="P10">The file is a simple JSON object of the form</text:p>
      <text:p text:style-name="P43">{</text:p>
      <text:p text:style-name="P43"><text:s text:c="2"/>“username<text:span text:style-name="T5">0</text:span>":{“key<text:span text:style-name="T5">0":"value0", “key1":"value1",…},</text:span></text:p>
      <text:p text:style-name="Preformatted_20_Text"><text:s text:c="2"/>“username1":{…<text:span text:style-name="T5">}</text:span></text:p>
      <text:p text:style-name="P42">}</text:p>
      <text:p text:style-name="P1"/>
      <text:p text:style-name="P10">Where each username is a login name and the list of key/value pairs is returned as part of the claims. For instance If the file contains</text:p>
      <text:p text:style-name="P44">{“bob":{</text:p>
      <text:p text:style-name="P44"><text:s text:c="3"/>“eppn":"<text:a xlink:type="simple" xlink:href="mailto:bob@bigstate.edu" text:style-name="Internet_20_link" text:visited-style-name="Visited_20_Internet_20_Link">bob@bigstate.edu</text:a>",</text:p>
      <text:p text:style-name="P44"><text:s text:c="3"/>"affiliation":"staff",</text:p>
      <text:p text:style-name="P44"><text:s text:c="3"/>"isMemberOf": <text:s/>[</text:p>
      <text:p text:style-name="P44"><text:s text:c="8"/>{"name": "all_employe<text:span text:style-name="T6">es</text:span>","id": 1097},</text:p>
      <text:p text:style-name="P44"><text:s text:c="8"/>{"name": "jira-users"},</text:p>
      <text:p text:style-name="P44"><text:s text:c="8"/>{"name": "lsst_users","id": 1363},</text:p>
      <text:p text:style-name="P44"><text:s text:c="6"/>],</text:p>
      <text:p text:style-name="P44"><text:s/>} </text:p>
      <text:p text:style-name="P44">}</text:p>
      <text:p text:style-name="Preformatted_20_Text"/>
      <text:p text:style-name="P10">then the resulting claims object when bob logs in would contain the given eppn and affiliation <text:span text:style-name="T6">as well as the given groups</text:span>.</text:p>
      <text:p text:style-name="P12">Example.</text:p>
      <text:p text:style-name="P47">f. := new_template('file');</text:p>
      <text:p text:style-name="P54"><text:bookmark-start text:name="__DdeLink__10009_1246888521"/>f.file_path := '/home/ncsa/dev/ncsa-git/oa4mp/oa4mp-server-test-oauth2/src/main/resources/test-claims.json';</text:p>
      <text:p text:style-name="P54">file_claims. := get_claims(f. , 'jeff');<text:bookmark-end text:name="__DdeLink__10009_1246888521"/></text:p>
      <text:p text:style-name="P45">say('***** File Test');</text:p>
      <text:p text:style-name="P61">say(file_claims., true);</text:p>
      <text:p text:style-name="P22">NOTE<text:span text:style-name="T2">. A default claim can be returned if the user is not found. This gives the same set of claims for all users who do not have an explicit entry. This is useful if, e.g., all users in an organization are to be some member of a default group and have the same affiliation. </text:span></text:p>
      <text:h text:style-name="P85" text:outline-level="1">NCSA</text:h>
      <text:p text:style-name="P24">type = ‘ncsa’</text:p>
      <text:p text:style-name="P25">Mostly this is created for you.</text:p>
      <text:p text:style-name="Preformatted_20_Text">cfg. := new_template(‘ncsa’);</text:p>
      <text:p text:style-name="Preformatted_20_Text">// any overrides you may need.</text:p>
      <text:p text:style-name="Preformatted_20_Text">cfg. := create_source(cfg.);</text:p>
      <text:p text:style-name="P25"/>
      <text:p text:style-name="P25"><text:soft-page-break/>If you look at the created claim source, you will a ton of stuff there. This is all fixed to talk to the NCSA LDAP server. Note especially, that this only works through the NCSA internal network, so this is not a generally useful claim source. <text:span text:style-name="T54">This is just a customization of the LDAP claim source.</text:span></text:p>
      <text:h text:style-name="Heading_20_1" text:outline-level="1">LDAP</text:h>
      <text:p text:style-name="P4">Type = 'ldap'</text:p>
      <table:table table:name="Table3" table:style-name="Table3">
        <table:table-column table:style-name="Table3.A"/>
        <table:table-column table:style-name="Table3.B"/>
        <table:table-column table:style-name="Table3.C"/>
        <table:table-row>
          <table:table-cell table:style-name="Table3.A1" office:value-type="string">
            <text:p text:style-name="P64">Name</text:p>
          </table:table-cell>
          <table:table-cell table:style-name="Table3.A1" office:value-type="string">
            <text:p text:style-name="P64"><text:span text:style-name="T51">r</text:span>eq?</text:p>
          </table:table-cell>
          <table:table-cell table:style-name="Table3.C1" office:value-type="string">
            <text:p text:style-name="P64">Description</text:p>
          </table:table-cell>
        </table:table-row>
        <table:table-row>
          <table:table-cell table:style-name="Table3.A2" office:value-type="string">
            <text:p text:style-name="P5">auth_type</text:p>
          </table:table-cell>
          <table:table-cell table:style-name="Table3.A2" office:value-type="string">
            <text:p text:style-name="P70">Y</text:p>
          </table:table-cell>
          <table:table-cell table:style-name="Table3.C2" office:value-type="string">
            <text:p text:style-name="P69">The <text:span text:style-name="T26">authorization</text:span> type. Values are <text:span text:style-name="T1">none</text:span><text:span text:style-name="T2">, </text:span><text:span text:style-name="T1">simple</text:span><text:span text:style-name="T14"> </text:span><text:span text:style-name="T22"><text:s/>or </text:span><text:span text:style-name="T23">strong</text:span></text:p>
          </table:table-cell>
        </table:table-row>
        <table:table-row>
          <table:table-cell table:style-name="Table3.A2" office:value-type="string">
            <text:p text:style-name="P6">address</text:p>
          </table:table-cell>
          <table:table-cell table:style-name="Table3.A2" office:value-type="string">
            <text:p text:style-name="P70">Y</text:p>
          </table:table-cell>
          <table:table-cell table:style-name="Table3.C2" office:value-type="string">
            <text:p text:style-name="P69">The address of the server</text:p>
          </table:table-cell>
        </table:table-row>
        <table:table-row>
          <table:table-cell table:style-name="Table3.A2" office:value-type="string">
            <text:p text:style-name="P6">port</text:p>
          </table:table-cell>
          <table:table-cell table:style-name="Table3.A2" office:value-type="string">
            <text:p text:style-name="P70">N</text:p>
          </table:table-cell>
          <table:table-cell table:style-name="Table3.C2" office:value-type="string">
            <text:p text:style-name="P69">The port. Default is 636</text:p>
          </table:table-cell>
        </table:table-row>
        <table:table-row>
          <table:table-cell table:style-name="Table3.A2" office:value-type="string">
            <text:p text:style-name="P7">claim_name</text:p>
          </table:table-cell>
          <table:table-cell table:style-name="Table3.A2" office:value-type="string">
            <text:p text:style-name="P72">N</text:p>
          </table:table-cell>
          <table:table-cell table:style-name="Table3.C2" office:value-type="string">
            <text:p text:style-name="P71">The value of the claim to pass in the search. Default is the <text:span text:style-name="T10">username</text:span><text:span text:style-name="T15"> claim, </text:span><text:span text:style-name="T7">i.e.</text:span><text:span text:style-name="T15">, the name the user used to log in.</text:span> </text:p>
          </table:table-cell>
        </table:table-row>
        <table:table-row>
          <table:table-cell table:style-name="Table3.A2" office:value-type="string">
            <text:p text:style-name="P7">search_base</text:p>
          </table:table-cell>
          <table:table-cell table:style-name="Table3.A2" office:value-type="string">
            <text:p text:style-name="P72">Y</text:p>
          </table:table-cell>
          <table:table-cell table:style-name="Table3.C2" office:value-type="string">
            <text:p text:style-name="P73">The path in LDAP where to start this search. </text:p>
          </table:table-cell>
        </table:table-row>
        <table:table-row>
          <table:table-cell table:style-name="Table3.A2" office:value-type="string">
            <text:p text:style-name="P5"><text:span text:style-name="T27">ldap</text:span>_name</text:p>
          </table:table-cell>
          <table:table-cell table:style-name="Table3.A2" office:value-type="string">
            <text:p text:style-name="P76">N</text:p>
          </table:table-cell>
          <table:table-cell table:style-name="Table3.C2" office:value-type="string">
            <text:p text:style-name="P75">The name of the attribute in LDAP to search on. <text:span text:style-name="T28">This defaults to </text:span><text:span text:style-name="T11">uid</text:span><text:span text:style-name="T19">.</text:span></text:p>
          </table:table-cell>
        </table:table-row>
        <table:table-row>
          <table:table-cell table:style-name="Table3.A2" office:value-type="string">
            <text:p text:style-name="P7">password</text:p>
          </table:table-cell>
          <table:table-cell table:style-name="Table3.A2" office:value-type="string">
            <text:p text:style-name="P70">?</text:p>
          </table:table-cell>
          <table:table-cell table:style-name="Table3.C2" office:value-type="string">
            <text:p text:style-name="P71">Only if the authorization type is simple</text:p>
          </table:table-cell>
        </table:table-row>
        <table:table-row>
          <table:table-cell table:style-name="Table3.A2" office:value-type="string">
            <text:p text:style-name="P7">username</text:p>
          </table:table-cell>
          <table:table-cell table:style-name="Table3.A2" office:value-type="string">
            <text:p text:style-name="P70">?</text:p>
          </table:table-cell>
          <table:table-cell table:style-name="Table3.C2" office:value-type="string">
            <text:p text:style-name="P71">Only if the authorization type is simple.</text:p>
          </table:table-cell>
        </table:table-row>
        <table:table-row>
          <table:table-cell table:style-name="Table3.A2" office:value-type="string">
            <text:p text:style-name="P6">search_attributes.</text:p>
          </table:table-cell>
          <table:table-cell table:style-name="Table3.A2" office:value-type="string">
            <text:p text:style-name="P72">N</text:p>
          </table:table-cell>
          <table:table-cell table:style-name="Table3.C2" office:value-type="string">
            <text:p text:style-name="P69">The names in LDAP of the attributes to return. <text:span text:style-name="T26">Omitting returns </text:span><text:span text:style-name="T9">all</text:span><text:span text:style-name="T18"> LDAP attributes!</text:span></text:p>
          </table:table-cell>
        </table:table-row>
        <table:table-row>
          <table:table-cell table:style-name="Table3.A2" office:value-type="string">
            <text:p text:style-name="P5">group_names.</text:p>
          </table:table-cell>
          <table:table-cell table:style-name="Table3.A2" office:value-type="string">
            <text:p text:style-name="P72">N</text:p>
          </table:table-cell>
          <table:table-cell table:style-name="Table3.C2" office:value-type="string">
            <text:p text:style-name="P69">The names of attributes in LDAP that represent groups</text:p>
          </table:table-cell>
        </table:table-row>
        <table:table-row>
          <table:table-cell table:style-name="Table3.A2" office:value-type="string">
            <text:p text:style-name="P5">rename.</text:p>
          </table:table-cell>
          <table:table-cell table:style-name="Table3.A2" office:value-type="string">
            <text:p text:style-name="P72">N</text:p>
          </table:table-cell>
          <table:table-cell table:style-name="Table3.C2" office:value-type="string">
            <text:p text:style-name="P69">Rename the LDAP attributes as claims</text:p>
          </table:table-cell>
        </table:table-row>
        <table:table-row>
          <table:table-cell table:style-name="Table3.A2" office:value-type="string">
            <text:p text:style-name="P5">list.</text:p>
          </table:table-cell>
          <table:table-cell table:style-name="Table3.A2" office:value-type="string">
            <text:p text:style-name="P72">N</text:p>
          </table:table-cell>
          <table:table-cell table:style-name="Table3.C2" office:value-type="string">
            <text:p text:style-name="P69">The names of attributes in LDAP that should be treated as lists (so multi-valued)</text:p>
          </table:table-cell>
        </table:table-row>
        <table:table-row>
          <table:table-cell table:style-name="Table3.A2" office:value-type="string">
            <text:p text:style-name="P5">context</text:p>
          </table:table-cell>
          <table:table-cell table:style-name="Table3.A2" office:value-type="string">
            <text:p text:style-name="P74">N</text:p>
          </table:table-cell>
          <table:table-cell table:style-name="Table3.C2" office:value-type="string">
            <text:p text:style-name="Table_20_Contents">the name of the LDAP context or object to search. Very necessary when you need it, <text:span text:style-name="T29">but can be ignored most of the time.</text:span></text:p>
          </table:table-cell>
        </table:table-row>
      </table:table>
      <text:p text:style-name="P18"/>
      <text:p text:style-name="P11">server is a list of addresses. These will be tried consecutively until one of them works or all of them fail. This allows for failover servers to be specified and treated as a unit.</text:p>
      <text:p text:style-name="P11"/>
      <text:p text:style-name="P46">cfg<text:span text:style-name="T40">2</text:span>. := new_template('ldap');</text:p>
      <text:p text:style-name="P45">cfg<text:span text:style-name="T40">2</text:span>.address := 'ldap1.ncsa.illinois.edu,ldap2.ncsa.illinois.edu';</text:p>
      <text:p text:style-name="P49">cfg<text:span text:style-name="T40">2</text:span>.auth_type := 'none'; </text:p>
      <text:p text:style-name="P49">cfg<text:span text:style-name="T40">2</text:span>.search_base := 'ou=People,dc=ncsa,dc=illinois,dc=edu';</text:p>
      <text:p text:style-name="P49"/>
      <text:p text:style-name="P45">// <text:span text:style-name="T31">So the next two lines are key:</text:span></text:p>
      <text:p text:style-name="P45"><text:soft-page-break/></text:p>
      <text:p text:style-name="P49">// <text:span text:style-name="T31">This is the name of the attribute in LDAP to search on</text:span></text:p>
      <text:p text:style-name="P45">cfg<text:span text:style-name="T40">2</text:span>.<text:bookmark-start text:name="__DdeLink__6396_212472510"/><text:span text:style-name="T30">l</text:span><text:bookmark-end text:name="__DdeLink__6396_212472510"/><text:span text:style-name="T30">dap_name</text:span> := 'uid'; </text:p>
      <text:p text:style-name="P45"/>
      <text:p text:style-name="P45">// <text:span text:style-name="T31">There is a claim with this name, pass the value to the search engine</text:span></text:p>
      <text:p text:style-name="P49">cfg<text:span text:style-name="T40">2</text:span>.<text:span text:style-name="T30">claim</text:span>_name := 'uid';</text:p>
      <text:p text:style-name="P49"/>
      <text:p text:style-name="P49">// <text:span text:style-name="T31">The search in LDAP then is ldap_name == claim_name</text:span></text:p>
      <text:p text:style-name="P52">// <text:span text:style-name="T32">The next commands specify what attributes to get back from </text:span></text:p>
      <text:p text:style-name="P53">// the server (rather than all of them)</text:p>
      <text:p text:style-name="P50">cfg<text:span text:style-name="T40">2</text:span>.search_attributes.0<text:span text:style-name="T33"> := 'email';</text:span></text:p>
      <text:p text:style-name="P51">cfg<text:span text:style-name="T40">2</text:span>.search_attributes.1 := 'uid';</text:p>
      <text:p text:style-name="P51">cfg<text:span text:style-name="T40">2</text:span>.search_attributes.2 := 'uin';</text:p>
      <text:p text:style-name="P51">cfg<text:span text:style-name="T40">2</text:span>.search_attributes.3 := '<text:span text:style-name="T41">m</text:span>emberOf';</text:p>
      <text:p text:style-name="P51">// Since memberOf is a group, we want it parsed rather than being a long messy string</text:p>
      <text:p text:style-name="P51">cfg<text:span text:style-name="T40">2</text:span>.groups.0 := 'memberOf';</text:p>
      <text:p text:style-name="P51"/>
      <text:p text:style-name="P51">// Finally, the name in LDAP is 'memberOf' and the expected claim name is 'isMemberOf'</text:p>
      <text:p text:style-name="P51">// So we set the rename of </text:p>
      <text:p text:style-name="P51"><text:bookmark-start text:name="__DdeLink__16221_4168656669"/>cfg<text:span text:style-name="T40">2</text:span>.rename.memberOf := '<text:span text:style-name="T41">m</text:span>emberOf';<text:bookmark-end text:name="__DdeLink__16221_4168656669"/></text:p>
      <text:p text:style-name="P51"/>
      <text:p text:style-name="P45">claims. := get_claims(create_source(cfg<text:span text:style-name="T40">2</text:span>.), 'jgaynor');</text:p>
      <text:p text:style-name="P45">say('***** LDAP Test');</text:p>
      <text:p text:style-name="P61">say(claims., true);</text:p>
      <text:p text:style-name="P23">This will return <text:span text:style-name="T7">all</text:span><text:span text:style-name="T15">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do things like flag them as groups (so as to turn them in to more digestible objects) or rename them all in one step so you don't have </text:span><text:span text:style-name="T16">to</text:span><text:span text:style-name="T15"> do so later.</text:span></text:p>
      <text:p text:style-name="P17">Next is another example.</text:p>
      <text:p text:style-name="Preformatted_20_Text">{</text:p>
      <text:p text:style-name="Preformatted_20_Text"><text:s/>auth_type=none,</text:p>
      <text:p text:style-name="Preformatted_20_Text"><text:s/>address=ldap.ligo.org,</text:p>
      <text:p text:style-name="Preformatted_20_Text"><text:s/>port=636,</text:p>
      <text:p text:style-name="Preformatted_20_Text"><text:s/>groups.= {</text:p>
      <text:p text:style-name="Preformatted_20_Text"><text:s text:c="2"/>0=isMemberOf</text:p>
      <text:p text:style-name="Preformatted_20_Text"><text:s/>},</text:p>
      <text:p text:style-name="Preformatted_20_Text"><text:s/>claim_name=uid,</text:p>
      <text:p text:style-name="Preformatted_20_Text"><text:s/>search_base=ou=people,dc=ligo,dc=org,</text:p>
      <text:p text:style-name="Preformatted_20_Text"><text:s/>search_attributes.= {</text:p>
      <text:p text:style-name="Preformatted_20_Text"><text:s text:c="2"/>0=email,</text:p>
      <text:p text:style-name="Preformatted_20_Text"><text:s text:c="2"/>1=uid,</text:p>
      <text:p text:style-name="Preformatted_20_Text"><text:s text:c="2"/>2=uin,</text:p>
      <text:p text:style-name="Preformatted_20_Text"><text:s text:c="2"/>3=isMemberOf</text:p>
      <text:p text:style-name="Preformatted_20_Text"><text:s/>},</text:p>
      <text:p text:style-name="Preformatted_20_Text"><text:s/>type=ldap,</text:p>
      <text:p text:style-name="Preformatted_20_Text"><text:s/>ldap_name=<text:span text:style-name="T41">ligo</text:span></text:p>
      <text:p text:style-name="Preformatted_20_Text">}</text:p>
      <text:h text:style-name="Heading_20_1" text:outline-level="1">HTTP headers</text:h>
      <text:p text:style-name="P12">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2"><text:soft-page-break/></text:p>
      <text:p text:style-name="P48">h. := new_template('http');</text:p>
      <text:p text:style-name="P48">h.prefix := 'OIDC__';</text:p>
      <text:p text:style-name="P48">h2. := create_source(h.);</text:p>
      <text:p text:style-name="P48">h2.headers. := headers.;</text:p>
      <text:p text:style-name="P48">h_claims. := get_claims(h2., 'jgaynor');</text:p>
      <text:p text:style-name="P62">say('***** HTTP Headers Test');</text:p>
      <text:p text:style-name="P47"/>
      <text:p text:style-name="P47">headers.OIDC__sub := 'http://cilogon.org/serverT/users/173048';</text:p>
      <text:p text:style-name="P45">headers.OIDC__idp_name := 'National Center for Supercomputing Applications';</text:p>
      <text:p text:style-name="P45">headers.OIDC__eppn := 'jgaynor@ncsa.illinois.edu';</text:p>
      <text:p text:style-name="P45">headers.OIDC__cert_subject_dn := '/DC=org/DC=cilogon/C=US/O=National Center for Supercomputing Applications/CN=Jeffrey Gaynor T173053';</text:p>
      <text:p text:style-name="P45">headers.OIDC__eptid := 'https://idp.ncsa.illinois.edu/idp/shibboleth!https://cilogon.org/shibboleth!i65P3o9qFNjrpS4z6+WI7Dir/4I=';</text:p>
      <text:p text:style-name="P45">headers.OIDC__iss := 'https://cilogon.org';</text:p>
      <text:p text:style-name="P45">headers.OIDC__given_name := 'Jeffrey';</text:p>
      <text:p text:style-name="P45">headers.OIDC__aud := 'myproxy:oa4mp,2012:/client_id/7e864a3c5200ca701df4900d490257f3';</text:p>
      <text:p text:style-name="P45">headers.OIDC__acr := 'https://refeds.org/profile/mfa';</text:p>
      <text:p text:style-name="P45">headers.OIDC__idp := 'https://idp.ncsa.illinois.edu/idp/shibboleth';</text:p>
      <text:p text:style-name="P45">headers.OIDC__affiliation := 'staff@ncsa.illinois.edu;employee@ncsa.illinois.edu;member@ncsa.illinois.edu';</text:p>
      <text:p text:style-name="P45">headers.OIDC__name := 'Jeffrey Gaynor';</text:p>
      <text:p text:style-name="P45">headers.OIDC__family_name := 'Gaynor';</text:p>
      <text:p text:style-name="P45">headers.OIDC__email := 'gaynor@illinois.edu';</text:p>
      <text:p text:style-name="P45">headers.OIDC__auth_time := '1581461958';</text:p>
      <text:p text:style-name="P45">headers.OIDC__exp := '1581462859';</text:p>
      <text:p text:style-name="P45">headers.OIDC__iat := '1581461959';</text:p>
      <text:p text:style-name="P45">headers.OIDC__nonce := 'stW3-mkHk70ERlIx2vwasSWXkjXjLEsTUqTrouxcJZY';</text:p>
      <text:p text:style-name="P45"/>
      <text:h text:style-name="Heading_20_2" text:outline-level="2"><text:s/><text:span text:style-name="T35">Alternate</text:span></text:h>
      <text:p text:style-name="P20">Send up a JSON object as the configuration. For scripts, this is a JSON serialization of a stem.</text:p>
      <text:p text:style-name="P20">E.g.</text:p>
      <text:p text:style-name="P55">{“qdl": {“script":"comanage/ldap.qdl",</text:p>
      <text:p text:style-name="P57"><text:span text:style-name="T35"><text:s text:c="4"/>“args":</text:span><text:bookmark text:name="s-0"/>{</text:p>
      <text:p text:style-name="P57"><text:s text:c="3"/>“<text:span text:style-name="T35">password":"changeme!",</text:span></text:p>
      <text:p text:style-name="P57"><text:s text:c="3"/>“<text:span text:style-name="T35">principal":"uid=oa4mp_user,ou=system,o=MESS,o=CO,dc=cilogon,dc=org"</text:span></text:p>
      <text:p text:style-name="P58"><text:bookmark text:name="s-1"/><text:s text:c="3"/>"auth_type"<text:bookmark text:name="s-2"/>:<text:bookmark text:name="s-3"/>"<text:span text:style-name="T35">simple</text:span>"<text:bookmark text:name="s-4"/>,<text:line-break/> <text:s text:c="2"/>"address"<text:bookmark text:name="s-6"/>:<text:bookmark text:name="s-7"/>"ldap.<text:span text:style-name="T35">cilogon.org</text:span>,ldap2.<text:span text:style-name="T35">cilogon.org</text:span>"<text:bookmark text:name="s-8"/>, <text:line-break/> <text:s text:c="2"/>"claim_name"<text:bookmark text:name="s-16"/>:<text:bookmark text:name="s-17"/>"<text:span text:style-name="T36">username</text:span>"<text:bookmark text:name="s-18"/>,<text:line-break/> <text:s text:c="2"/>"search_base"<text:bookmark text:name="s-20"/>:<text:bookmark text:name="s-21"/>"ou=People,dc=ncsa,<text:span text:style-name="T36">o=MESS, </text:span>dc=illinois,dc=edu"<text:bookmark text:name="s-22"/>,<text:line-break/> <text:s text:c="2"/>"search_attributes"<text:bookmark text:name="s-24"/>:<text:bookmark text:name="s-25"/>[<text:bookmark text:name="s-26"/>"email"<text:bookmark text:name="s-27"/>,<text:bookmark text:name="s-28"/>"uid"<text:bookmark text:name="s-29"/>,<text:bookmark text:name="s-30"/>"uin"<text:bookmark text:name="s-31"/>,<text:bookmark text:name="s-32"/>"memberOf"<text:bookmark text:name="s-33"/>]<text:bookmark text:name="s-34"/>,</text:p>
      <text:p text:style-name="P58"><text:s text:c="3"/>"groups"<text:bookmark text:name="s-10"/>:<text:bookmark text:name="s-11"/>[<text:bookmark text:name="s-12"/>"memberOf"<text:bookmark text:name="s-13"/>]<text:bookmark text:name="s-14"/>,<text:line-break/><text:bookmark text:name="s-35"/> <text:s text:c="2"/>"rename"<text:bookmark text:name="s-36"/>:<text:bookmark text:name="s-37"/>{<text:bookmark text:name="s-38"/>"memberOf"<text:bookmark text:name="s-39"/>:<text:bookmark text:name="s-40"/>"isMemberOf"<text:bookmark text:name="s-41"/>}<text:bookmark text:name="s-42"/>,<text:line-break/><text:bookmark text:name="s-43"/> <text:s text:c="2"/>"type"<text:bookmark text:name="s-44"/>:<text:bookmark text:name="s-45"/>"ldap"<text:bookmark text:name="s-46"/>,<text:line-break/> <text:s text:c="2"/><text:bookmark text:name="s-47"/>"ldap_name"<text:bookmark text:name="s-48"/>:<text:bookmark text:name="s-49"/>"<text:span text:style-name="T36">username</text:span>"</text:p>
      <text:p text:style-name="Preformatted_20_Text"><text:bookmark text:name="s-50"/><text:s text:c="3"/>}</text:p>
      <text:p text:style-name="Preformatted_20_Text">}</text:p>
      <text:p text:style-name="Text_20_body"><text:line-break/><text:span text:style-name="T35">This is a pretty complete example. Generally the user should send up only what is necessary. </text:span></text:p>
      <text:p text:style-name="Text_20_body"/>
      <text:p text:style-name="P56">{“qdl": {“script":"comanage/ldap.qdl",</text:p>
      <text:p text:style-name="P58"><text:span text:style-name="T35"><text:s text:c="4"/>“args":</text:span><text:bookmark text:name="s-01"/>{</text:p>
      <text:p text:style-name="P58"><text:soft-page-break/><text:s text:c="3"/>“<text:span text:style-name="T35">password":"changeme!",</text:span></text:p>
      <text:p text:style-name="P58"><text:s text:c="3"/>“<text:span text:style-name="T35">principal":"uid=oa4mp_user,ou=system,o=MESS,o=CO,dc=cilogon,dc=org"</text:span></text:p>
      <text:p text:style-name="P58"><text:s text:c="3"/>"search_base"<text:bookmark text:name="s-201"/>:<text:bookmark text:name="s-211"/>"ou=People,dc=ncsa,<text:span text:style-name="T36">o=MESS, </text:span>dc=illinois,dc=edu"<text:bookmark text:name="s-221"/>,<text:line-break/><text:bookmark text:name="s-501"/> <text:s text:c="2"/>}</text:p>
      <text:p text:style-name="P58">}</text:p>
      <text:p text:style-name="Text_20_body"/>
      <text:p text:style-name="P21">So the def<text:span text:style-name="T42">a</text:span>ult configuration for this script is created, the json object named “args" is turned in to a stem and the values there are set in the configuration that is then sent for processing.</text:p>
      <text:p text:style-name="P21">This should be contrasted with uploading actual QDL code.</text:p>
      <text:p text:style-name="P59">{“qdl":{“code":[lines]}}</text:p>
      <text:p text:style-name="P59"/>
      <text:p text:style-name="Text_20_body">or perhaps <text:span text:style-name="T37">if there are several things to upload</text:span></text:p>
      <text:p text:style-name="P60">{“qdl":[</text:p>
      <text:p text:style-name="P60"><text:s text:c="3"/>{“code":[lines0],"<text:span text:style-name="T38">phase":"..."</text:span>}, </text:p>
      <text:p text:style-name="P60"><text:s text:c="3"/>{“code":[lines1], “<text:span text:style-name="T38">phase":"..."</text:span>},</text:p>
      <text:p text:style-name="P60"><text:s text:c="3"/>…</text:p>
      <text:p text:style-name="P60"><text:s text:c="2"/>]</text:p>
      <text:p text:style-name="P60">}</text:p>
      <text:p text:style-name="P59"/>
      <text:h text:style-name="Heading_20_3" text:outline-level="3"><text:s text:c="2"/><text:span text:style-name="T53">Handlers</text:span></text:h>
      <text:p text:style-name="P30">It is possible that you want to complete custom create your own token. You may do this if the handler module is loa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0T06:23:59.930773393</meta:creation-date>
    <dc:date>2021-04-15T13:24:27.626902016</dc:date>
    <meta:editing-duration>P34DT6H38M3S</meta:editing-duration>
    <meta:editing-cycles>47</meta:editing-cycles>
    <meta:generator>LibreOffice/6.4.6.2$Linux_X86_64 LibreOffice_project/40$Build-2</meta:generator>
    <meta:document-statistic meta:table-count="4" meta:image-count="0" meta:object-count="0" meta:page-count="9" meta:paragraph-count="307" meta:word-count="2315" meta:character-count="15271" meta:non-whitespace-character-count="13063"/>
  </office:meta>
</office:document-meta>
</file>